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Default"/>
        <table:table-row table:style-name="ro1">
          <table:table-cell office:value-type="float" office:value="4.9" calcext:value-type="float">
            <text:p>4.9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3"/>
          <table:table-cell office:value-type="string" calcext:value-type="string">
            <text:p>СЕРЕБРО </text:p>
          </table:table-cell>
          <table:table-cell office:value-type="float" office:value="13.48" calcext:value-type="float">
            <text:p>13.48</text:p>
          </table:table-cell>
          <table:table-cell office:value-type="string" calcext:value-type="string">
            <text:p>мм</text:p>
          </table:table-cell>
          <table:table-cell office:value-type="string" calcext:value-type="string">
            <text:p>1.15 толщина</text:p>
          </table:table-cell>
          <table:table-cell office:value-type="string" calcext:value-type="string">
            <text:p>63.5см</text:p>
          </table:table-cell>
          <table:table-cell table:number-columns-repeated="5"/>
        </table:table-row>
        <table:table-row table:style-name="ro1">
          <table:table-cell office:value-type="float" office:value="4.7" calcext:value-type="float">
            <text:p>4.7</text:p>
          </table:table-cell>
          <table:table-cell/>
          <table:table-cell office:value-type="float" office:value="3.1" calcext:value-type="float">
            <text:p>3.1</text:p>
          </table:table-cell>
          <table:table-cell table:number-columns-repeated="3"/>
          <table:table-cell office:value-type="string" calcext:value-type="string">
            <text:p>МЕДЬ</text:p>
          </table:table-cell>
          <table:table-cell office:value-type="float" office:value="18.35" calcext:value-type="float">
            <text:p>18.35</text:p>
          </table:table-cell>
          <table:table-cell office:value-type="string" calcext:value-type="string">
            <text:p>мм</text:p>
          </table:table-cell>
          <table:table-cell office:value-type="string" calcext:value-type="string">
            <text:p>2.03 толщина</text:p>
          </table:table-cell>
          <table:table-cell office:value-type="string" calcext:value-type="string">
            <text:p>120см</text:p>
          </table:table-cell>
          <table:table-cell table:number-columns-repeated="5"/>
        </table:table-row>
        <table:table-row table:style-name="ro1">
          <table:table-cell office:value-type="float" office:value="4.8" calcext:value-type="float">
            <text:p>4.8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13"/>
        </table:table-row>
        <table:table-row table:style-name="ro1">
          <table:table-cell office:value-type="float" office:value="4.7" calcext:value-type="float">
            <text:p>4.7</text:p>
          </table:table-cell>
          <table:table-cell/>
          <table:table-cell office:value-type="float" office:value="3.1" calcext:value-type="float">
            <text:p>3.1</text:p>
          </table:table-cell>
          <table:table-cell table:number-columns-repeated="13"/>
        </table:table-row>
        <table:table-row table:style-name="ro1">
          <table:table-cell office:value-type="float" office:value="4.6" calcext:value-type="float">
            <text:p>4.6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13"/>
        </table:table-row>
        <table:table-row table:style-name="ro1">
          <table:table-cell office:value-type="float" office:value="4.7" calcext:value-type="float">
            <text:p>4.7</text:p>
          </table:table-cell>
          <table:table-cell table:number-columns-repeated="12"/>
          <table:table-cell office:value-type="float" office:value="0.9" calcext:value-type="float">
            <text:p>0.9</text:p>
          </table:table-cell>
          <table:table-cell office:value-type="string" calcext:value-type="string">
            <text:p>1.4см</text:p>
          </table:table-cell>
          <table:table-cell/>
        </table:table-row>
        <table:table-row table:style-name="ro1">
          <table:table-cell office:value-type="string" calcext:value-type="string">
            <text:p>4.7 – ИТОГ</text:p>
          </table:table-cell>
          <table:table-cell/>
          <table:table-cell office:value-type="string" calcext:value-type="string">
            <text:p>ИТОГ 3.15</text:p>
          </table:table-cell>
          <table:table-cell table:number-columns-repeated="9"/>
          <table:table-cell office:value-type="string" calcext:value-type="string">
            <text:p>ЦИЛИНДР</text:p>
          </table:table-cell>
          <table:table-cell office:value-type="string" calcext:value-type="string">
            <text:p>Малый</text:p>
          </table:table-cell>
          <table:table-cell office:value-type="string" calcext:value-type="string">
            <text:p>Большой</text:p>
          </table:table-cell>
          <table:table-cell/>
        </table:table-row>
        <table:table-row table:style-name="ro1">
          <table:table-cell office:value-type="string" calcext:value-type="string">
            <text:p>0.5 без</text:p>
          </table:table-cell>
          <table:table-cell table:number-columns-repeated="11"/>
          <table:table-cell office:value-type="string" calcext:value-type="string">
            <text:p>340mT</text:p>
          </table:table-cell>
          <table:table-cell office:value-type="string" calcext:value-type="string">
            <text:p>350mT</text:p>
          </table:table-cell>
          <table:table-cell office:value-type="string" calcext:value-type="string">
            <text:p>530mT</text:p>
          </table:table-cell>
          <table:table-cell/>
        </table:table-row>
        <table:table-row table:style-name="ro1">
          <table:table-cell office:value-type="string" calcext:value-type="string">
            <text:p>МЕДЬ</text:p>
          </table:table-cell>
          <table:table-cell/>
          <table:table-cell office:value-type="string" calcext:value-type="string">
            <text:p>СЕРЕБРО</text:p>
          </table:table-cell>
          <table:table-cell/>
          <table:table-cell office:value-type="string" calcext:value-type="string">
            <text:p>НЕ ЛЕТИТ</text:p>
          </table:table-cell>
          <table:table-cell table:number-columns-repeated="8"/>
          <table:table-cell office:value-type="float" office:value="2.9" calcext:value-type="float">
            <text:p>2.9</text:p>
          </table:table-cell>
          <table:table-cell office:value-type="string" calcext:value-type="string">
            <text:p>7.6с медь</text:p>
          </table:table-cell>
          <table:table-cell office:value-type="string" calcext:value-type="string">
            <text:p>МЕДЬ</text:p>
          </table:table-cell>
        </table:table-row>
        <table:table-row table:style-name="ro1">
          <table:table-cell/>
          <table:table-cell office:value-type="string" calcext:value-type="string">
            <text:p>Самоэкобальтовый магнит</text:p>
          </table:table-cell>
          <table:table-cell table:number-columns-repeated="2"/>
          <table:table-cell office:value-type="string" calcext:value-type="string">
            <text:p>Сталь</text:p>
          </table:table-cell>
          <table:table-cell table:number-columns-repeated="8"/>
          <table:table-cell office:value-type="float" office:value="1.6" calcext:value-type="float">
            <text:p>1.6</text:p>
          </table:table-cell>
          <table:table-cell/>
          <table:table-cell office:value-type="string" calcext:value-type="string">
            <text:p>АЛ КРУГ</text:p>
          </table:table-cell>
        </table:table-row>
        <table:table-row table:style-name="ro1"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КВ</text:p>
          </table:table-cell>
        </table:table-row>
        <table:table-row table:style-name="ro1">
          <table:table-cell office:value-type="float" office:value="4.67" calcext:value-type="float">
            <text:p>4.67</text:p>
          </table:table-cell>
          <table:table-cell table:number-columns-repeated="4"/>
          <table:table-cell office:value-type="float" office:value="3.1" calcext:value-type="float">
            <text:p>3.1</text:p>
          </table:table-cell>
          <table:table-cell table:number-columns-repeated="10"/>
        </table:table-row>
        <table:table-row table:style-name="ro1">
          <table:table-cell office:value-type="float" office:value="4.71" calcext:value-type="float">
            <text:p>4.71</text:p>
          </table:table-cell>
          <table:table-cell table:number-columns-repeated="4"/>
          <table:table-cell table:style-name="ce1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4.69" calcext:value-type="float">
            <text:p>4.69</text:p>
          </table:table-cell>
          <table:table-cell table:number-columns-repeated="4"/>
          <table:table-cell office:value-type="float" office:value="3.05" calcext:value-type="float">
            <text:p>3.05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5"/>
          <table:table-cell office:value-type="string" calcext:value-type="string">
            <text:p>ТОЛЩИНА 2.4см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16.5 мм внутренний диаметр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108см длина</text:p>
          </table:table-cell>
          <table:table-cell table:number-columns-repeated="10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office:value-type="string" calcext:value-type="string">
            <text:p>M_0 = </text:p>
          </table:table-cell>
          <table:table-cell table:formula="of:=4*3.1415*10^(-7)" office:value-type="float" office:value="0.0000012566" calcext:value-type="float">
            <text:p>1.2566E-0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 = </text:p>
          </table:table-cell>
          <table:table-cell table:formula="of:=6.5 / 1000" office:value-type="float" office:value="0.0065" calcext:value-type="float">
            <text:p>0.0065</text:p>
          </table:table-cell>
          <table:table-cell table:formula="of:=6.5 / 1000" office:value-type="float" office:value="0.0065" calcext:value-type="float">
            <text:p>0.0065</text:p>
          </table:table-cell>
          <table:table-cell table:formula="of:=6.5 / 1000" office:value-type="float" office:value="0.0065" calcext:value-type="float">
            <text:p>0.0065</text:p>
          </table:table-cell>
          <table:table-cell table:number-columns-repeated="3" office:value-type="float" office:value="0.0178" calcext:value-type="float">
            <text:p>0.0178</text:p>
          </table:table-cell>
          <table:table-cell table:number-columns-repeated="3" office:value-type="float" office:value="0.0431" calcext:value-type="float">
            <text:p>0.04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 = </text:p>
          </table:table-cell>
          <table:table-cell table:formula="of:=18.35 / 1000" office:value-type="float" office:value="0.01835" calcext:value-type="float">
            <text:p>0.01835</text:p>
          </table:table-cell>
          <table:table-cell table:formula="of:=13.48/1000" office:value-type="float" office:value="0.01348" calcext:value-type="float">
            <text:p>0.01348</text:p>
          </table:table-cell>
          <table:table-cell table:formula="of:=16.5/1000" office:value-type="float" office:value="0.0165" calcext:value-type="float">
            <text:p>0.0165</text:p>
          </table:table-cell>
          <table:table-cell table:formula="of:=18.35 / 1000" office:value-type="float" office:value="0.01835" calcext:value-type="float">
            <text:p>0.01835</text:p>
          </table:table-cell>
          <table:table-cell table:formula="of:=13.48/1000" office:value-type="float" office:value="0.01348" calcext:value-type="float">
            <text:p>0.01348</text:p>
          </table:table-cell>
          <table:table-cell table:formula="of:=16.5/1000" office:value-type="float" office:value="0.0165" calcext:value-type="float">
            <text:p>0.0165</text:p>
          </table:table-cell>
          <table:table-cell table:formula="of:=18.35 / 1000" office:value-type="float" office:value="0.01835" calcext:value-type="float">
            <text:p>0.01835</text:p>
          </table:table-cell>
          <table:table-cell table:formula="of:=13.48/1000" office:value-type="float" office:value="0.01348" calcext:value-type="float">
            <text:p>0.01348</text:p>
          </table:table-cell>
          <table:table-cell table:formula="of:=16.5/1000" office:value-type="float" office:value="0.0165" calcext:value-type="float">
            <text:p>0.01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 = </text:p>
          </table:table-cell>
          <table:table-cell table:formula="of:=(18.35+2.03)/1000" office:value-type="float" office:value="0.02038" calcext:value-type="float">
            <text:p>0.02038</text:p>
          </table:table-cell>
          <table:table-cell table:formula="of:=(13.48+1.15)/1000" office:value-type="float" office:value="0.01463" calcext:value-type="float">
            <text:p>0.01463</text:p>
          </table:table-cell>
          <table:table-cell table:formula="of:=(16.5+2.4)/1000" office:value-type="float" office:value="0.0189" calcext:value-type="float">
            <text:p>0.0189</text:p>
          </table:table-cell>
          <table:table-cell table:formula="of:=(18.35+2.03)/1000" office:value-type="float" office:value="0.02038" calcext:value-type="float">
            <text:p>0.02038</text:p>
          </table:table-cell>
          <table:table-cell table:formula="of:=(13.48+1.15)/1000" office:value-type="float" office:value="0.01463" calcext:value-type="float">
            <text:p>0.01463</text:p>
          </table:table-cell>
          <table:table-cell table:formula="of:=(16.5+2.4)/1000" office:value-type="float" office:value="0.0189" calcext:value-type="float">
            <text:p>0.0189</text:p>
          </table:table-cell>
          <table:table-cell table:formula="of:=(18.35+2.03)/1000" office:value-type="float" office:value="0.02038" calcext:value-type="float">
            <text:p>0.02038</text:p>
          </table:table-cell>
          <table:table-cell table:formula="of:=(13.48+1.15)/1000" office:value-type="float" office:value="0.01463" calcext:value-type="float">
            <text:p>0.01463</text:p>
          </table:table-cell>
          <table:table-cell table:formula="of:=(16.5+2.4)/1000" office:value-type="float" office:value="0.0189" calcext:value-type="float">
            <text:p>0.01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 = </text:p>
          </table:table-cell>
          <table:table-cell table:formula="of:=1.2/4.69" office:value-type="float" office:value="0.255863539445629" calcext:value-type="float">
            <text:p>0.255863539445629</text:p>
          </table:table-cell>
          <table:table-cell table:formula="of:=0.635/3.15" office:value-type="float" office:value="0.201587301587302" calcext:value-type="float">
            <text:p>0.201587301587302</text:p>
          </table:table-cell>
          <table:table-cell table:formula="of:=1.08/3.04" office:value-type="float" office:value="0.355263157894737" calcext:value-type="float">
            <text:p>0.355263157894737</text:p>
          </table:table-cell>
          <table:table-cell table:formula="of:=1.2/2.9" office:value-type="float" office:value="0.413793103448276" calcext:value-type="float">
            <text:p>0.413793103448276</text:p>
          </table:table-cell>
          <table:table-cell table:formula="of:=0.635/1.6" office:value-type="float" office:value="0.396875" calcext:value-type="float">
            <text:p>0.396875</text:p>
          </table:table-cell>
          <table:table-cell table:formula="of:=1.08/2" office:value-type="float" office:value="0.54" calcext:value-type="float">
            <text:p>0.54</text:p>
          </table:table-cell>
          <table:table-cell table:formula="of:=1.2/7.6" office:value-type="float" office:value="0.157894736842105" calcext:value-type="float">
            <text:p>0.157894736842105</text:p>
          </table:table-cell>
          <table:table-cell office:value-type="float" office:value="0" calcext:value-type="float">
            <text:p>0</text:p>
          </table:table-cell>
          <table:table-cell table:formula="of:=1.08/4.5" office:value-type="float" office:value="0.24" calcext:value-type="float">
            <text:p>0.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gma =</text:p>
          </table:table-cell>
          <table:table-cell office:value-type="float" office:value="59600" calcext:value-type="float">
            <text:p>59600</text:p>
          </table:table-cell>
          <table:table-cell table:number-columns-repeated="2" office:value-type="float" office:value="37900" calcext:value-type="float">
            <text:p>37900</text:p>
          </table:table-cell>
          <table:table-cell office:value-type="float" office:value="59600" calcext:value-type="float">
            <text:p>59600</text:p>
          </table:table-cell>
          <table:table-cell table:number-columns-repeated="2" office:value-type="float" office:value="37900" calcext:value-type="float">
            <text:p>37900</text:p>
          </table:table-cell>
          <table:table-cell office:value-type="float" office:value="59600" calcext:value-type="float">
            <text:p>59600</text:p>
          </table:table-cell>
          <table:table-cell table:number-columns-repeated="2" office:value-type="float" office:value="37900" calcext:value-type="float">
            <text:p>379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 = </text:p>
          </table:table-cell>
          <table:table-cell office:value-type="float" office:value="9.81" calcext:value-type="float">
            <text:p>9.81</text:p>
          </table:table-cell>
          <table:table-cell table:number-columns-repeated="14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office:value-type="string" calcext:value-type="string">
            <text:p>MagMom =</text:p>
          </table:table-cell>
          <table:table-cell table:formula="of:=32 / [.$B$23]*SQRT([.B25]^3*[.B26]^3/([.B26]^3-[.B25]^3) * [.B24]*[.$B$29]/(15*[.B27]*[.B28]))" office:value-type="float" office:value="64.3141608601212" calcext:value-type="float">
            <text:p>64.3141608601212</text:p>
          </table:table-cell>
          <table:table-cell table:formula="of:=32 / [.$B$23]*SQRT([.C25]^3*[.C26]^3/([.C26]^3-[.C25]^3) * [.C24]*[.$B$29]/(15*[.C27]*[.C28]))" office:value-type="float" office:value="63.7069924689083" calcext:value-type="float">
            <text:p>63.7069924689083</text:p>
          </table:table-cell>
          <table:table-cell table:formula="of:=32 / [.$B$23]*SQRT([.D25]^3*[.D26]^3/([.D26]^3-[.D25]^3) * [.D24]*[.$B$29]/(15*[.D27]*[.D28]))" office:value-type="float" office:value="52.4264498884258" calcext:value-type="float">
            <text:p>52.4264498884258</text:p>
          </table:table-cell>
          <table:table-cell table:formula="of:=32 / [.$B$23]*SQRT([.E25]^3*[.E26]^3/([.E26]^3-[.E25]^3) * [.E24]*[.$B$29]/(15*[.E27]*[.E28]))" office:value-type="float" office:value="83.6897957567215" calcext:value-type="float">
            <text:p>83.6897957567215</text:p>
          </table:table-cell>
          <table:table-cell table:formula="of:=32 / [.$B$23]*SQRT([.F25]^3*[.F26]^3/([.F26]^3-[.F25]^3) * [.F24]*[.$B$29]/(15*[.F27]*[.F28]))" office:value-type="float" office:value="75.1354929894496" calcext:value-type="float">
            <text:p>75.1354929894496</text:p>
          </table:table-cell>
          <table:table-cell table:formula="of:=32 / [.$B$23]*SQRT([.G25]^3*[.G26]^3/([.G26]^3-[.G25]^3) * [.G24]*[.$B$29]/(15*[.G27]*[.G28]))" office:value-type="float" office:value="70.369097132501" calcext:value-type="float">
            <text:p>70.369097132501</text:p>
          </table:table-cell>
          <table:table-cell table:formula="of:=32 / [.$B$23]*SQRT([.H25]^3*[.H26]^3/([.H26]^3-[.H25]^3) * [.H24]*[.$B$29]/(15*[.H27]*[.H28]))" office:value-type="float" office:value="210.818606863122" calcext:value-type="float">
            <text:p>210.818606863122</text:p>
          </table:table-cell>
          <table:table-cell table:formula="of:=32 / [.$B$23]*SQRT([.I25]^3*[.I26]^3/([.I26]^3-[.I25]^3) * [.I24]*[.$B$29]/(15*[.I27]*[.I28]))" office:value-type="string" office:string-value="" calcext:value-type="error">
            <text:p>#DIV/0!</text:p>
          </table:table-cell>
          <table:table-cell table:formula="of:=32 / [.$B$23]*SQRT([.J25]^3*[.J26]^3/([.J26]^3-[.J25]^3) * [.J24]*[.$B$29]/(15*[.J27]*[.J28]))" office:value-type="float" office:value="164.248673892826" calcext:value-type="float">
            <text:p>164.248673892826</text:p>
          </table:table-cell>
          <table:table-cell table:number-columns-repeated="6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20" calcext:value-type="float">
            <text:p>420</text:p>
          </table:table-cell>
          <table:table-cell office:value-type="float" office:value="590" calcext:value-type="float">
            <text:p>590</text:p>
          </table:table-cell>
          <table:table-cell table:number-columns-repeated="1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table:number-columns-repeated="13"/>
        </table:table-row>
        <table:table-row table:style-name="ro1">
          <table:table-cell table:formula="of:=[.A37]*[.A38]^3/2" office:value-type="float" office:value="43.2" calcext:value-type="float">
            <text:p>43.2</text:p>
          </table:table-cell>
          <table:table-cell table:formula="of:=[.B37]*[.B38]^3/2" office:value-type="float" office:value="26.25" calcext:value-type="float">
            <text:p>26.25</text:p>
          </table:table-cell>
          <table:table-cell table:formula="of:=[.C37]*[.C38]^3/2" office:value-type="float" office:value="124.453125" calcext:value-type="float">
            <text:p>124.453125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3">00/00/0000</text:date>, <text:time style:data-style-name="N2" text:time-value="14:02:22.3047650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8T10:11:03.152203131</meta:creation-date>
    <dc:date>2020-12-23T16:00:55.798349298</dc:date>
    <meta:editing-duration>P1DT17H31M10S</meta:editing-duration>
    <meta:editing-cycles>4</meta:editing-cycles>
    <meta:generator>LibreOffice/6.4.6.2$Linux_X86_64 LibreOffice_project/40$Build-2</meta:generator>
    <meta:document-statistic meta:table-count="1" meta:cell-count="128" meta:object-count="0"/>
  </office:meta>
</office:document-meta>
</file>